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5DF9FEE1AB86BF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7.005cm, 27.552cm, 8.189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414cm" svg:height="20.699cm" svg:x="0.595cm" svg:y="0.992cm">
          <draw:image xlink:href="Pictures/10000000000005E8000007E005DF9FEE1AB86BF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7:58:43.232958538</dc:date>
    <meta:editing-duration>PT3M42S</meta:editing-duration>
    <meta:editing-cycles>5</meta:editing-cycles>
    <meta:generator>LibreOffice/7.4.1.2$MacOSX_AARCH64 LibreOffice_project/3c58a8f3a960df8bc8fd77b461821e42c061c5f0</meta:generator>
    <meta:document-statistic meta:object-count="1"/>
  </office:meta>
</office:document-meta>
</file>